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73a3c" loext:opacity="100%" style:font-name="apple-system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936015" text:style-name="L1">
        <text:list-item>
          <text:p text:style-name="P1"><text:bookmark text:name="yui_3_17_2_1_1611240641875_40"/><text:bookmark text:name="yui_3_17_2_1_1611240641875_39"/>Crear un nou repositori anomenant Activitat3 (pots posar el mateix codi dels altres repos a dins)</text:p>
        </text:list-item>
        <text:list-item>
          <text:p text:style-name="P1">Crea una branca que s'anomeni v2.0</text:p>
        </text:list-item>
        <text:list-item>
          <text:p text:style-name="P1">Puja 3 arxius a la branca v2.0</text:p>
        </text:list-item>
        <text:list-item>
          <text:p text:style-name="P1">Elimina 2 dels arxius apujats a la branca v2.0</text:p>
        </text:list-item>
        <text:list-item>
          <text:p text:style-name="P1">Fusiona la branca estable (main) amb la branca v2.0 (incorporant els canvis de la v2.0 a la main)</text:p>
        </text:list-item>
        <text:list-item>
          <text:p text:style-name="P1">Crea una nova branca després de fusionar-les que es digui "no-conflicte"</text:p>
        </text:list-item>
        <text:list-item>
          <text:p text:style-name="P1">Modifica línies diferents del mateix arxiu en les dues branques i fes una fusió incorporant tots els canvis.</text:p>
        </text:list-item>
        <text:list-item>
          <text:p text:style-name="P1">A continuació (després de la fusió anterior) crea una nova branca anomenada "conflicte-manual" </text:p>
        </text:list-item>
        <text:list-item>
          <text:p text:style-name="P1">modifica les mateixes línies del mateix arxiu en les dues branques i intenta fer una fusió</text:p>
        </text:list-item>
        <text:list-item>
          <text:p text:style-name="P1">Captura el missatge d'error (conflicte)</text:p>
        </text:list-item>
        <text:list-item>
          <text:p text:style-name="P1">Resol el conflicte de manera manual i fes una fusió</text:p>
        </text:list-item>
        <text:list-item>
          <text:p text:style-name="P1">Comprova que tots els passos han quedat registrats a l'historial del repositori remot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15:51:44.845695399</meta:creation-date>
    <dc:date>2021-01-21T15:54:54.393274732</dc:date>
    <meta:editing-duration>PT3M12S</meta:editing-duration>
    <meta:editing-cycles>1</meta:editing-cycles>
    <meta:document-statistic meta:table-count="0" meta:image-count="0" meta:object-count="0" meta:page-count="1" meta:paragraph-count="12" meta:word-count="154" meta:character-count="871" meta:non-whitespace-character-count="740"/>
    <meta:generator>LibreOffice/7.0.3.1$Linux_X86_64 LibreOffice_project/00$Build-1</meta:generator>
  </office:meta>
</office:document-meta>
</file>